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1"/>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3" office:value-type="string">
            <text:p>Needs to add an unittest</text:p>
          </table:table-cell>
          <table:table-cell table:style-name="ce63"/>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91">
            <text:p>191</text:p>
          </table:table-cell>
          <table:table-cell table:formula="of:=SUM([.E7:.E465])" office:value-type="float" office:value="36">
            <text:p>36</text:p>
          </table:table-cell>
          <table:table-cell table:formula="of:=SUM([.F7:.F465])" office:value-type="float" office:value="208">
            <text:p>208</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2">02.11.2012</text:date>, <text:time>15:47: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02T15:47:51.99</dc:date>
    <meta:editing-duration>PT374H55M20S</meta:editing-duration>
    <meta:editing-cycles>478</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